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3b2f31" officeooo:paragraph-rsid="0022cc58"/>
    </style:style>
    <style:style style:name="P3" style:family="paragraph" style:parent-style-name="Standard">
      <style:text-properties officeooo:rsid="002d5e7c" officeooo:paragraph-rsid="001f6ffd"/>
    </style:style>
    <style:style style:name="P4" style:family="paragraph" style:parent-style-name="Standard">
      <style:text-properties officeooo:rsid="002d5e7c" officeooo:paragraph-rsid="0021067e"/>
    </style:style>
    <style:style style:name="P5" style:family="paragraph" style:parent-style-name="Standard">
      <style:text-properties officeooo:rsid="002f16cd" officeooo:paragraph-rsid="001f6ffd"/>
    </style:style>
    <style:style style:name="P6" style:family="paragraph" style:parent-style-name="Standard">
      <style:text-properties officeooo:rsid="0033a395" officeooo:paragraph-rsid="001f6ffd"/>
    </style:style>
    <style:style style:name="T1" style:family="text">
      <style:text-properties officeooo:rsid="0021067e"/>
    </style:style>
    <style:style style:name="T2" style:family="text">
      <style:text-properties officeooo:rsid="00237119"/>
    </style:style>
    <style:style style:name="T3" style:family="text">
      <style:text-properties officeooo:rsid="00283dfa"/>
    </style:style>
    <style:style style:name="T4" style:family="text">
      <style:text-properties officeooo:rsid="002a03f3"/>
    </style:style>
    <style:style style:name="T5" style:family="text">
      <style:text-properties officeooo:rsid="002aab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full-stack-aws-application-development/" text:style-name="Internet_20_link" text:visited-style-name="Visited_20_Internet_20_Link"/></text:p>
      <text:p text:style-name="P2"><text:a xlink:type="simple" xlink:href="https://coderprog.com/building-serverless-applications/" text:style-name="Internet_20_link" text:visited-style-name="Visited_20_Internet_20_Link">HTTPS://CODERPROG.COM/BUILDING-SERVERLESS-APPLICATIONS/</text:a><text:span text:style-name="T2">2de2</text:span></text:p>
      <text:p text:style-name="P4"><text:a xlink:type="simple" xlink:href="https://coderprog.com/full-stack-aws-application-development/" text:style-name="Internet_20_link" text:visited-style-name="Visited_20_Internet_20_Link"/></text:p>
      <text:p text:style-name="P4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text:span text:style-name="T1">2de2</text:span></text:p>
      <text:p text:style-name="P4"><text:a xlink:type="simple" xlink:href="https://coderprog.com/aws-masterclass-storage-cdn-s3-cloudfront/" text:style-name="Internet_20_link" text:visited-style-name="Visited_20_Internet_20_Link"/></text:p>
      <text:p text:style-name="P3"><text:a xlink:type="simple" xlink:href="https://coderprog.com/aws-masterclass-storage-cdn-s3-cloudfront/" text:style-name="Internet_20_link" text:visited-style-name="Visited_20_Internet_20_Link">HTTPS://CODERPROG.COM/AWS-MASTERCLASS-STORAGE-CDN-S3-CLOUDFRONT/</text:a><text:span text:style-name="T3">2de2</text:span></text:p>
      <text:p text:style-name="P5"><text:a xlink:type="simple" xlink:href="https://coderprog.com/beginners-guide-cloud-computing-openstack/" text:style-name="Internet_20_link" text:visited-style-name="Visited_20_Internet_20_Link"/></text:p>
      <text:p text:style-name="P5"><text:a xlink:type="simple" xlink:href="https://coderprog.com/beginners-guide-cloud-computing-openstack/" text:style-name="Internet_20_link" text:visited-style-name="Visited_20_Internet_20_Link">HTTPS://CODERPROG.COM/BEGINNERS-GUIDE-CLOUD-COMPUTING-OPENSTACK/</text:a><text:span text:style-name="T5">2de2</text:span></text:p>
      <text:p text:style-name="P6"><text:a xlink:type="simple" xlink:href="https://coderprog.com/aws-design-implement-systems/" text:style-name="Internet_20_link" text:visited-style-name="Visited_20_Internet_20_Link"/></text:p>
      <text:p text:style-name="P6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1"><text:a xlink:type="simple" xlink:href="https://coderprog.com/building-serverless-applications/" text:style-name="Internet_20_link" text:visited-style-name="Visited_20_Internet_20_Lin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5-04T14:22:57.976359331</dc:date>
    <meta:editing-duration>PT14M23S</meta:editing-duration>
    <meta:editing-cycles>12</meta:editing-cycles>
    <meta:document-statistic meta:table-count="0" meta:image-count="0" meta:object-count="0" meta:page-count="1" meta:paragraph-count="5" meta:word-count="5" meta:character-count="311" meta:non-whitespace-character-count="311"/>
  </office:meta>
</office:document-meta>
</file>